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568710" table:style-name="ce12">
            <text:p>568.710</text:p>
          </table:table-cell>
          <table:table-cell office:value-type="float" office:value="36300" table:style-name="ce13">
            <text:p>36.300</text:p>
          </table:table-cell>
          <table:table-cell office:value-type="float" office:value="74500" table:style-name="ce13">
            <text:p>74.500</text:p>
          </table:table-cell>
          <table:table-cell office:value-type="float" office:value="679510" table:style-name="ce14">
            <text:p>679.510</text:p>
          </table:table-cell>
          <table:table-cell office:value-type="float" office:value="561803" table:style-name="ce14">
            <text:p>561.803</text:p>
          </table:table-cell>
          <table:table-cell office:value-type="percentage" office:value="0.82677664787861838" table:style-name="ce15">
            <text:p>82,7%</text:p>
          </table:table-cell>
          <table:table-cell office:value-type="float" office:value="208721" table:style-name="ce12">
            <text:p>208.721</text:p>
          </table:table-cell>
          <table:table-cell office:value-type="date" office:date-value="2021-02-18T00:00:00" table:style-name="ce8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96255" table:style-name="ce16">
            <text:p>96.255</text:p>
          </table:table-cell>
          <table:table-cell office:value-type="float" office:value="6300" table:style-name="ce17">
            <text:p>6.300</text:p>
          </table:table-cell>
          <table:table-cell office:value-type="float" office:value="11700" table:style-name="ce17">
            <text:p>11.700</text:p>
          </table:table-cell>
          <table:table-cell office:value-type="float" office:value="114255" table:style-name="ce18">
            <text:p>114.255</text:p>
          </table:table-cell>
          <table:table-cell office:value-type="float" office:value="106629" table:style-name="ce18">
            <text:p>106.629</text:p>
          </table:table-cell>
          <table:table-cell office:value-type="percentage" office:value="0.93325456216358149" table:style-name="ce19">
            <text:p>93,3%</text:p>
          </table:table-cell>
          <table:table-cell office:value-type="float" office:value="42429" table:style-name="ce16">
            <text:p>42.429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8015" table:style-name="ce16">
            <text:p>98.015</text:p>
          </table:table-cell>
          <table:table-cell office:value-type="float" office:value="6300" table:style-name="ce17">
            <text:p>6.300</text:p>
          </table:table-cell>
          <table:table-cell office:value-type="float" office:value="9000" table:style-name="ce17">
            <text:p>9.000</text:p>
          </table:table-cell>
          <table:table-cell office:value-type="float" office:value="113315" table:style-name="ce18">
            <text:p>113.315</text:p>
          </table:table-cell>
          <table:table-cell office:value-type="float" office:value="90123" table:style-name="ce18">
            <text:p>90.123</text:p>
          </table:table-cell>
          <table:table-cell office:value-type="percentage" office:value="0.79533159775846096" table:style-name="ce19">
            <text:p>79,5%</text:p>
          </table:table-cell>
          <table:table-cell office:value-type="float" office:value="36392" table:style-name="ce16">
            <text:p>36.392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49500" table:style-name="ce16">
            <text:p>49.500</text:p>
          </table:table-cell>
          <table:table-cell office:value-type="float" office:value="3200" table:style-name="ce17">
            <text:p>3.200</text:p>
          </table:table-cell>
          <table:table-cell office:value-type="float" office:value="10300" table:style-name="ce17">
            <text:p>10.300</text:p>
          </table:table-cell>
          <table:table-cell office:value-type="float" office:value="63000" table:style-name="ce18">
            <text:p>63.000</text:p>
          </table:table-cell>
          <table:table-cell office:value-type="float" office:value="50921" table:style-name="ce18">
            <text:p>50.921</text:p>
          </table:table-cell>
          <table:table-cell office:value-type="percentage" office:value="0.80826984126984125" table:style-name="ce19">
            <text:p>80,8%</text:p>
          </table:table-cell>
          <table:table-cell office:value-type="float" office:value="20499" table:style-name="ce16">
            <text:p>20.499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11120" table:style-name="ce16">
            <text:p>111.120</text:p>
          </table:table-cell>
          <table:table-cell office:value-type="float" office:value="7000" table:style-name="ce17">
            <text:p>7.000</text:p>
          </table:table-cell>
          <table:table-cell office:value-type="float" office:value="19200" table:style-name="ce17">
            <text:p>19.200</text:p>
          </table:table-cell>
          <table:table-cell office:value-type="float" office:value="137320" table:style-name="ce18">
            <text:p>137.320</text:p>
          </table:table-cell>
          <table:table-cell office:value-type="float" office:value="115542" table:style-name="ce18">
            <text:p>115.542</text:p>
          </table:table-cell>
          <table:table-cell office:value-type="percentage" office:value="0.8414069327119138" table:style-name="ce19">
            <text:p>84,1%</text:p>
          </table:table-cell>
          <table:table-cell office:value-type="float" office:value="48759" table:style-name="ce16">
            <text:p>48.759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47535" table:style-name="ce16">
            <text:p>47.535</text:p>
          </table:table-cell>
          <table:table-cell office:value-type="float" office:value="2900" table:style-name="ce17">
            <text:p>2.900</text:p>
          </table:table-cell>
          <table:table-cell office:value-type="float" office:value="5100" table:style-name="ce17">
            <text:p>5.100</text:p>
          </table:table-cell>
          <table:table-cell office:value-type="float" office:value="55535" table:style-name="ce18">
            <text:p>55.535</text:p>
          </table:table-cell>
          <table:table-cell office:value-type="float" office:value="45835" table:style-name="ce18">
            <text:p>45.835</text:p>
          </table:table-cell>
          <table:table-cell office:value-type="percentage" office:value="0.82533537408841273" table:style-name="ce19">
            <text:p>82,5%</text:p>
          </table:table-cell>
          <table:table-cell office:value-type="float" office:value="19376" table:style-name="ce16">
            <text:p>19.376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1485" table:style-name="ce16">
            <text:p>211.485</text:p>
          </table:table-cell>
          <table:table-cell office:value-type="float" office:value="13500" table:style-name="ce17">
            <text:p>13.500</text:p>
          </table:table-cell>
          <table:table-cell office:value-type="float" office:value="21100" table:style-name="ce17">
            <text:p>21.100</text:p>
          </table:table-cell>
          <table:table-cell office:value-type="float" office:value="246085" table:style-name="ce18">
            <text:p>246.085</text:p>
          </table:table-cell>
          <table:table-cell office:value-type="float" office:value="208907" table:style-name="ce18">
            <text:p>208.907</text:p>
          </table:table-cell>
          <table:table-cell office:value-type="percentage" office:value="0.84892212040555093" table:style-name="ce19">
            <text:p>84,9%</text:p>
          </table:table-cell>
          <table:table-cell office:value-type="float" office:value="84052" table:style-name="ce16">
            <text:p>84.052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143775" table:style-name="ce16">
            <text:p>143.775</text:p>
          </table:table-cell>
          <table:table-cell office:value-type="float" office:value="9200" table:style-name="ce17">
            <text:p>9.200</text:p>
          </table:table-cell>
          <table:table-cell office:value-type="float" office:value="18000" table:style-name="ce17">
            <text:p>18.000</text:p>
          </table:table-cell>
          <table:table-cell office:value-type="float" office:value="170975" table:style-name="ce18">
            <text:p>170.975</text:p>
          </table:table-cell>
          <table:table-cell office:value-type="float" office:value="140140" table:style-name="ce18">
            <text:p>140.140</text:p>
          </table:table-cell>
          <table:table-cell office:value-type="percentage" office:value="0.81965199590583415" table:style-name="ce19">
            <text:p>82,0%</text:p>
          </table:table-cell>
          <table:table-cell office:value-type="float" office:value="59845" table:style-name="ce16">
            <text:p>59.845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489680" table:style-name="ce16">
            <text:p>489.680</text:p>
          </table:table-cell>
          <table:table-cell office:value-type="float" office:value="31400" table:style-name="ce17">
            <text:p>31.400</text:p>
          </table:table-cell>
          <table:table-cell office:value-type="float" office:value="68600" table:style-name="ce17">
            <text:p>68.600</text:p>
          </table:table-cell>
          <table:table-cell office:value-type="float" office:value="589680" table:style-name="ce18">
            <text:p>589.680</text:p>
          </table:table-cell>
          <table:table-cell office:value-type="float" office:value="465569" table:style-name="ce18">
            <text:p>465.569</text:p>
          </table:table-cell>
          <table:table-cell office:value-type="percentage" office:value="0.78952821869488532" table:style-name="ce19">
            <text:p>79,0%</text:p>
          </table:table-cell>
          <table:table-cell office:value-type="float" office:value="176286" table:style-name="ce16">
            <text:p>176.286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247060" table:style-name="ce16">
            <text:p>247.060</text:p>
          </table:table-cell>
          <table:table-cell office:value-type="float" office:value="15700" table:style-name="ce17">
            <text:p>15.700</text:p>
          </table:table-cell>
          <table:table-cell office:value-type="float" office:value="44500" table:style-name="ce17">
            <text:p>44.500</text:p>
          </table:table-cell>
          <table:table-cell office:value-type="float" office:value="307260" table:style-name="ce18">
            <text:p>307.260</text:p>
          </table:table-cell>
          <table:table-cell office:value-type="float" office:value="254502" table:style-name="ce18">
            <text:p>254.502</text:p>
          </table:table-cell>
          <table:table-cell office:value-type="percentage" office:value="0.82829525483304045" table:style-name="ce19">
            <text:p>82,8%</text:p>
          </table:table-cell>
          <table:table-cell office:value-type="float" office:value="97384" table:style-name="ce16">
            <text:p>97.384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88415" table:style-name="ce16">
            <text:p>88.415</text:p>
          </table:table-cell>
          <table:table-cell office:value-type="float" office:value="5400" table:style-name="ce17">
            <text:p>5.400</text:p>
          </table:table-cell>
          <table:table-cell office:value-type="float" office:value="9300" table:style-name="ce17">
            <text:p>9.300</text:p>
          </table:table-cell>
          <table:table-cell office:value-type="float" office:value="103115" table:style-name="ce18">
            <text:p>103.115</text:p>
          </table:table-cell>
          <table:table-cell office:value-type="float" office:value="89067" table:style-name="ce18">
            <text:p>89.067</text:p>
          </table:table-cell>
          <table:table-cell office:value-type="percentage" office:value="0.86376375890995494" table:style-name="ce19">
            <text:p>86,4%</text:p>
          </table:table-cell>
          <table:table-cell office:value-type="float" office:value="36485" table:style-name="ce16">
            <text:p>36.485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153385" table:style-name="ce16">
            <text:p>153.385</text:p>
          </table:table-cell>
          <table:table-cell office:value-type="float" office:value="9800" table:style-name="ce17">
            <text:p>9.800</text:p>
          </table:table-cell>
          <table:table-cell office:value-type="float" office:value="23800" table:style-name="ce17">
            <text:p>23.800</text:p>
          </table:table-cell>
          <table:table-cell office:value-type="float" office:value="186985" table:style-name="ce18">
            <text:p>186.985</text:p>
          </table:table-cell>
          <table:table-cell office:value-type="float" office:value="149893" table:style-name="ce18">
            <text:p>149.893</text:p>
          </table:table-cell>
          <table:table-cell office:value-type="percentage" office:value="0.80163114688343984" table:style-name="ce19">
            <text:p>80,2%</text:p>
          </table:table-cell>
          <table:table-cell office:value-type="float" office:value="57611" table:style-name="ce16">
            <text:p>57.611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3465" table:style-name="ce16">
            <text:p>23.465</text:p>
          </table:table-cell>
          <table:table-cell office:value-type="float" office:value="1400" table:style-name="ce17">
            <text:p>1.400</text:p>
          </table:table-cell>
          <table:table-cell office:value-type="float" office:value="2800" table:style-name="ce17">
            <text:p>2.800</text:p>
          </table:table-cell>
          <table:table-cell office:value-type="float" office:value="27665" table:style-name="ce18">
            <text:p>27.665</text:p>
          </table:table-cell>
          <table:table-cell office:value-type="float" office:value="23349" table:style-name="ce18">
            <text:p>23.349</text:p>
          </table:table-cell>
          <table:table-cell office:value-type="percentage" office:value="0.84399060184348451" table:style-name="ce19">
            <text:p>84,4%</text:p>
          </table:table-cell>
          <table:table-cell office:value-type="float" office:value="8848" table:style-name="ce16">
            <text:p>8.848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398895" table:style-name="ce16">
            <text:p>398.895</text:p>
          </table:table-cell>
          <table:table-cell office:value-type="float" office:value="25400" table:style-name="ce17">
            <text:p>25.400</text:p>
          </table:table-cell>
          <table:table-cell office:value-type="float" office:value="59800" table:style-name="ce17">
            <text:p>59.800</text:p>
          </table:table-cell>
          <table:table-cell office:value-type="float" office:value="484095" table:style-name="ce18">
            <text:p>484.095</text:p>
          </table:table-cell>
          <table:table-cell office:value-type="float" office:value="372775" table:style-name="ce18">
            <text:p>372.775</text:p>
          </table:table-cell>
          <table:table-cell office:value-type="percentage" office:value="0.77004513576880573" table:style-name="ce19">
            <text:p>77,0%</text:p>
          </table:table-cell>
          <table:table-cell office:value-type="float" office:value="166475" table:style-name="ce16">
            <text:p>166.475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03685" table:style-name="ce16">
            <text:p>103.685</text:p>
          </table:table-cell>
          <table:table-cell office:value-type="float" office:value="6600" table:style-name="ce17">
            <text:p>6.600</text:p>
          </table:table-cell>
          <table:table-cell office:value-type="float" office:value="13300" table:style-name="ce17">
            <text:p>13.300</text:p>
          </table:table-cell>
          <table:table-cell office:value-type="float" office:value="123585" table:style-name="ce18">
            <text:p>123.585</text:p>
          </table:table-cell>
          <table:table-cell office:value-type="float" office:value="99781" table:style-name="ce18">
            <text:p>99.781</text:p>
          </table:table-cell>
          <table:table-cell office:value-type="percentage" office:value="0.8073876279483756" table:style-name="ce19">
            <text:p>80,7%</text:p>
          </table:table-cell>
          <table:table-cell office:value-type="float" office:value="43159" table:style-name="ce16">
            <text:p>43.159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46365" table:style-name="ce16">
            <text:p>46.365</text:p>
          </table:table-cell>
          <table:table-cell office:value-type="float" office:value="2900" table:style-name="ce17">
            <text:p>2.900</text:p>
          </table:table-cell>
          <table:table-cell office:value-type="float" office:value="5800" table:style-name="ce17">
            <text:p>5.800</text:p>
          </table:table-cell>
          <table:table-cell office:value-type="float" office:value="55065" table:style-name="ce18">
            <text:p>55.065</text:p>
          </table:table-cell>
          <table:table-cell office:value-type="float" office:value="45364" table:style-name="ce18">
            <text:p>45.364</text:p>
          </table:table-cell>
          <table:table-cell office:value-type="percentage" office:value="0.82382638699718513" table:style-name="ce19">
            <text:p>82,4%</text:p>
          </table:table-cell>
          <table:table-cell office:value-type="float" office:value="18445" table:style-name="ce16">
            <text:p>18.445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27350" table:style-name="ce16">
            <text:p>127.350</text:p>
          </table:table-cell>
          <table:table-cell office:value-type="float" office:value="7900" table:style-name="ce17">
            <text:p>7.900</text:p>
          </table:table-cell>
          <table:table-cell office:value-type="float" office:value="19600" table:style-name="ce17">
            <text:p>19.600</text:p>
          </table:table-cell>
          <table:table-cell office:value-type="float" office:value="154850" table:style-name="ce18">
            <text:p>154.850</text:p>
          </table:table-cell>
          <table:table-cell office:value-type="float" office:value="107391" table:style-name="ce18">
            <text:p>107.391</text:p>
          </table:table-cell>
          <table:table-cell office:value-type="percentage" office:value="0.69351630610268" table:style-name="ce19">
            <text:p>69,4%</text:p>
          </table:table-cell>
          <table:table-cell office:value-type="float" office:value="43919" table:style-name="ce16">
            <text:p>43.919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4320" table:style-name="ce16">
            <text:p>4.320</text:p>
          </table:table-cell>
          <table:table-cell office:value-type="float" office:value="400" table:style-name="ce17">
            <text:p>400</text:p>
          </table:table-cell>
          <table:table-cell office:value-type="float" office:value="800" table:style-name="ce17">
            <text:p>800</text:p>
          </table:table-cell>
          <table:table-cell office:value-type="float" office:value="5520" table:style-name="ce18">
            <text:p>5.520</text:p>
          </table:table-cell>
          <table:table-cell office:value-type="float" office:value="4695" table:style-name="ce18">
            <text:p>4.695</text:p>
          </table:table-cell>
          <table:table-cell office:value-type="percentage" office:value="0.85054347826086951" table:style-name="ce19">
            <text:p>85,1%</text:p>
          </table:table-cell>
          <table:table-cell office:value-type="float" office:value="1086" table:style-name="ce16">
            <text:p>1.086</text:p>
          </table:table-cell>
          <table:table-cell office:value-type="date" office:date-value="2021-02-18T00:00:00" table:style-name="ce9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3150" table:style-name="ce16">
            <text:p>3.150</text:p>
          </table:table-cell>
          <table:table-cell office:value-type="float" office:value="400" table:style-name="ce17">
            <text:p>400</text:p>
          </table:table-cell>
          <table:table-cell office:value-type="float" office:value="800" table:style-name="ce17">
            <text:p>800</text:p>
          </table:table-cell>
          <table:table-cell office:value-type="float" office:value="4350" table:style-name="ce18">
            <text:p>4.350</text:p>
          </table:table-cell>
          <table:table-cell office:value-type="float" office:value="3725" table:style-name="ce18">
            <text:p>3.725</text:p>
          </table:table-cell>
          <table:table-cell office:value-type="percentage" office:value="0.85632183908045978" table:style-name="ce19">
            <text:p>85,6%</text:p>
          </table:table-cell>
          <table:table-cell office:value-type="float" office:value="1255" table:style-name="ce16">
            <text:p>1.255</text:p>
          </table:table-cell>
          <table:table-cell office:value-type="date" office:date-value="2021-02-18T00:00:00" table:style-name="ce10">
            <text:p>18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otales</text:p>
          </table:table-cell>
          <table:table-cell office:value-type="float" office:value="3012165" table:style-name="ce20">
            <text:p>3.012.165</text:p>
          </table:table-cell>
          <table:table-cell office:value-type="float" office:value="192000" table:style-name="ce21">
            <text:p>192.000</text:p>
          </table:table-cell>
          <table:table-cell office:value-type="float" office:value="418000" table:style-name="ce22">
            <text:p>418.000</text:p>
          </table:table-cell>
          <table:table-cell office:value-type="float" office:value="3622165" table:style-name="ce11">
            <text:p>3.622.165</text:p>
          </table:table-cell>
          <table:table-cell office:value-type="float" office:value="2936011" table:style-name="ce11">
            <text:p>2.936.011</text:p>
          </table:table-cell>
          <table:table-cell office:value-type="percentage" office:value="0.81056798903418259" table:style-name="ce23">
            <text:p>81,1%</text:p>
          </table:table-cell>
          <table:table-cell office:value-type="float" office:value="1171026" table:style-name="ce11">
            <text:p>1.171.026</text:p>
          </table:table-cell>
          <table:table-cell table:style-name="ce1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2-19T16:42:25Z</dc:date>
  </office:meta>
</office:document-meta>
</file>